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07/09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CONSORCIO AGROVETERINARIO LAS VIOLETAS S.A (CONAVET)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CONSORCIO AGROVETERINARIO LAS VIOLETAS S.A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IQT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07/09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PORRAS ACOSTA MOISES GUILLERMO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50</text:p>
          </table:table-cell>
        </table:table-row>
        <table:table-row>
          <table:table-cell table:style-name="Tabla1.A2" office:value-type="float" office:value="0">
            <text:p text:style-name="P7">POLLO COBB</text:p>
          </table:table-cell>
          <table:table-cell table:style-name="Tabla1.B2" office:value-type="string">
            <text:p text:style-name="P9">Cant.Cajas: <text:span text:style-name="T11">50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792221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234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10:20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12:05 P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07T04:37:35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